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2e2" officeooo:paragraph-rsid="000592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ntos Fuertes</text:p>
      <text:p text:style-name="Standard"/>
      <text:p text:style-name="Standard"><text:s text:c="3"/>* Diferenciación por Rol: El componente maneja muy bien la lógica de</text:p>
      <text:p text:style-name="Standard"><text:s text:c="5"/>permisos para mostrar la información adecuada a cada tipo de usuario.</text:p>
      <text:p text:style-name="Standard"><text:s text:c="3"/>* Feedback Visual: Utiliza Swal para notificaciones de éxito y un</text:p>
      <text:p text:style-name="Standard"><text:s text:c="5"/>componente Alert de MUI para mostrar errores, lo que da un buen</text:p>
      <text:p text:style-name="Standard"><text:s text:c="5"/>feedback al usuario.</text:p>
      <text:p text:style-name="Standard"><text:s text:c="3"/>* Modularización Reciente: La extracción de los diálogos</text:p>
      <text:p text:style-name="Standard"><text:s text:c="5"/>(CloseCashSessionDialog y CashSessionDetailsDialog) es un gran paso</text:p>
      <text:p text:style-name="Standard"><text:s text:c="5"/>para mantener este componente más limpio.</text:p>
      <text:p text:style-name="Standard"/>
      <text:p text:style-name="Standard"><text:s text:c="2"/>Propuestas de Mejora y Refactorización</text:p>
      <text:p text:style-name="Standard"/>
      <text:p text:style-name="Standard"><text:s text:c="2"/>Aunque el componente es funcional, podríamos realizar varias mejoras</text:p>
      <text:p text:style-name="Standard"><text:s text:c="2"/>para hacerlo más robusto y mantenible a largo plazo:</text:p>
      <text:p text:style-name="Standard"/>
      <text:p text:style-name="Standard"><text:s text:c="3"/>1. Extraer Lógica a Custom Hooks: Gran parte de la lógica de estado y</text:p>
      <text:p text:style-name="Standard"><text:s text:c="6"/>fetching de datos podría moverse a un custom hook. Podríamos crear un</text:p>
      <text:p text:style-name="Standard"><text:s text:c="7"/>useCashSessions.js que se encargue de:</text:p>
      <text:p text:style-name="Standard"><text:s text:c="7"/>* Los estados: activeSessions, sessionHistory, loading, error.</text:p>
      <text:p text:style-name="Standard"><text:s text:c="7"/>* Las funciones de fetching: fetchActiveSessions,</text:p>
      <text:p text:style-name="Standard"><text:s text:c="9"/>fetchSessionHistory.</text:p>
      <text:p text:style-name="Standard"><text:s text:c="7"/>* Esto limpiaría CashAdmin.jsx enormemente, dejándolo principalmente</text:p>
      <text:p text:style-name="Standard"><text:s text:c="9"/>a cargo de la renderización y el paso de props.</text:p>
      <text:p text:style-name="Standard"/>
      <text:p text:style-name="Standard"><text:s text:c="3"/>2. Mejorar la Impresión: La función handlePrintReport que genera HTML</text:p>
      <text:p text:style-name="Standard"><text:s text:c="6"/>como un string es funcional pero difícil de mantener y estilizar. Una</text:p>
      <text:p text:style-name="Standard"><text:s text:c="7"/>mejor solución sería:</text:p>
      <text:p text:style-name="Standard"><text:s text:c="7"/>* Crear un nuevo componente React (PrintableSessionReport.jsx) que</text:p>
      <text:p text:style-name="Standard"><text:s text:c="9"/>reciba los datos de la sesión y esté diseñado específicamente para</text:p>
      <text:p text:style-name="Standard"><text:s text:c="9"/>impresión (con estilos simples, sin botones, etc.).</text:p>
      <text:p text:style-name="Standard"><text:s text:c="7"/>* Usar una librería como react-to-print, que facilita la impresión</text:p>
      <text:p text:style-name="Standard"><text:s text:c="9"/>de un componente React específico.</text:p>
      <text:p text:style-name="Standard"/>
      <text:p text:style-name="Standard"><text:s text:c="3"/>3. Paginación para el Historial: Actualmente, el historial solo muestra</text:p>
      <text:p text:style-name="Standard"><text:s text:c="6"/>los últimos 10 registros (slice(0, 10)). Si el número de sesiones</text:p>
      <text:p text:style-name="Standard"><text:s text:c="6"/>crece, esto será una limitación. Podríamos implementar:</text:p>
      <text:p text:style-name="Standard"><text:s text:c="7"/>* Frontend: Añadir controles de paginación a la tabla del historial.</text:p>
      <text:p text:style-name="Standard"><text:s text:c="7"/>* Backend: Modificar el endpoint /cash-sessions/history para que</text:p>
      <text:p text:style-name="Standard"><text:s text:c="9"/>acepte parámetros de paginación (ej. ?page=1&amp;limit=10).</text:p>
      <text:p text:style-name="Standard"/>
      <text:p text:style-name="Standard"/>
      <text:p text:style-name="Standard"><text:s text:c="3"/>4. Centralizar el Estado de `users`: El componente CashAdmin trae la</text:p>
      <text:p text:style-name="Standard"><text:s text:c="6"/>lista de usuarios. Es probable que otros componentes también</text:p>
      <text:p text:style-name="Standard"><text:s text:c="6"/>necesiten esta lista. Podríamos mover el estado users y la función</text:p>
      <text:p text:style-name="Standard"><text:s text:c="6"/>fetchUsers al AuthContext para que esté disponible globalmente y no</text:p>
      <text:p text:style-name="Standard"><text:s text:c="6"/>se tenga que volver a pedir en cada componente que lo necesite.</text:p>
      <text:p text:style-name="Standard"/>
      <text:p text:style-name="P1">Otro</text:p>
      <text:p text:style-name="P1"/>
      <text:p text:style-name="P1">Nuevo Plan de Implementación: Cierre de Caja en Dos Pasos</text:p>
      <text:p text:style-name="P1"/>
      <text:p text:style-name="P1"><text:soft-page-break/><text:s text:c="2"/>El ciclo de vida de una sesión de caja ahora tendrá un nuevo estado intermedio:</text:p>
      <text:p text:style-name="P1"/>
      <text:p text:style-name="P1"><text:s text:c="2"/>Abierta → Pendiente de Cierre → Cerrada</text:p>
      <text:p text:style-name="P1"/>
      <text:p text:style-name="P1"><text:s text:c="2"/>Paso 1: Backend y Base de Datos (El Corazón del Nuevo Flujo)</text:p>
      <text:p text:style-name="P1"/>
      <text:p text:style-name="P1"><text:s text:c="2"/>Necesitamos cambios más profundos en el modelo de datos y en la API para manejar este nuevo estado y los datos</text:p>
      <text:p text:style-name="P1"><text:s text:c="2"/>asociados.</text:p>
      <text:p text:style-name="P1"/>
      <text:p text:style-name="P1"><text:s text:c="3"/>1. Modificar la Base de Datos (`cash_sessions`):</text:p>
      <text:p text:style-name="P1"><text:s text:c="7"/>* `status`: Este campo ahora debe soportar tres valores: 'abierta', 'pendiente_cierre', 'cerrada'.</text:p>
      <text:p text:style-name="P1"><text:s text:c="7"/>* Campos del Cajero:</text:p>
      <text:p text:style-name="P1"><text:s text:c="11"/>* cashier_declared_amount: DECIMAL. El monto que el cajero contó.</text:p>
      <text:p text:style-name="P1"><text:s text:c="11"/>* preliminary_discrepancy: DECIMAL. La diferencia calculada en el primer paso.</text:p>
      <text:p text:style-name="P1"><text:s text:c="11"/>* closed_by_user_id: INTEGER. El ID del cajero que inició el cierre.</text:p>
      <text:p text:style-name="P1"><text:s text:c="11"/>* closed_at_user: DATETIME. La fecha y hora en que el cajero inició el cierre.</text:p>
      <text:p text:style-name="P1"><text:s text:c="7"/>* Campos del Administrador:</text:p>
      <text:p text:style-name="P1"><text:s text:c="11"/>* admin_verified_amount: DECIMAL. El monto que el administrador contó y verificó.</text:p>
      <text:p text:style-name="P1"><text:s text:c="11"/>* final_discrepancy: DECIMAL. La diferencia final y oficial, calculada con el monto del admin.</text:p>
      <text:p text:style-name="P1"><text:s text:c="11"/>* verified_by_admin_id: INTEGER. El ID del admin que confirmó el cierre.</text:p>
      <text:p text:style-name="P1"><text:s text:c="11"/>* verified_at: DATETIME. La fecha y hora del cierre definitivo.</text:p>
      <text:p text:style-name="P1"/>
      <text:p text:style-name="P1"><text:s text:c="6"/>El campo `closing_amount` original se puede renombrar a `cashier_declared_amount`, y `discrepancy` a </text:p>
      <text:p text:style-name="P1"><text:s text:c="2"/>`final_discrepancy`.</text:p>
      <text:p text:style-name="P1"/>
      <text:p text:style-name="P1"><text:s text:c="3"/>2. Modificar los Endpoints de la API:</text:p>
      <text:p text:style-name="P1"><text:s text:c="7"/>* `GET /api/cash-sessions/:id/summary-for-close`: Este endpoint que ya planeamos sigue siendo válido. Lo usará el</text:p>
      <text:p text:style-name="P1"><text:s text:c="9"/>cajero para ver el desglose antes de su cierre.</text:p>
      <text:p text:style-name="P1"><text:s text:c="7"/>* `POST /api/cash-sessions/:id/initiate-close` (Nuevo): Este será el endpoint que llame el cajero.</text:p>
      <text:p text:style-name="P1"><text:s text:c="11"/>* Recibirá el cashier_declared_amount y las notes.</text:p>
      <text:p text:style-name="P1"><text:s text:c="11"/>* Calculará la preliminary_discrepancy.</text:p>
      <text:p text:style-name="P1"><text:s text:c="11"/>* Cambiará el estado de la sesión a `pendiente_cierre`.</text:p>
      <text:p text:style-name="P1"><text:s text:c="11"/>* Guardará los datos del cajero (cashier_declared_amount, preliminary_discrepancy, closed_by_user_id,</text:p>
      <text:p text:style-name="P1"><text:s text:c="13"/>closed_at_user).</text:p>
      <text:p text:style-name="P1"><text:s text:c="11"/>* Registrará un evento de auditoría: CASH_SESSION_CLOSE_INITIATED.</text:p>
      <text:p text:style-name="P1"><text:s text:c="7"/>* `POST /api/cash-sessions/:id/finalize-close` (Nuevo): Este será el endpoint que llame el administrador.</text:p>
      <text:p text:style-name="P1"><text:s text:c="11"/>* Recibirá el admin_verified_amount y las notas del admin (si las hubiera).</text:p>
      <text:p text:style-name="P1"><text:s text:c="11"/>* Calculará la final_discrepancy oficial.</text:p>
      <text:p text:style-name="P1"><text:s text:c="11"/>* Cambiará el estado de la sesión a `cerrada`.</text:p>
      <text:p text:style-name="P1"><text:s text:c="11"/>* Guardará los datos del admin (admin_verified_amount, final_discrepancy, verified_by_admin_id, verified_at).</text:p>
      <text:p text:style-name="P1"><text:s text:c="11"/>* Registrará un evento de auditoría: CASH_SESSION_CLOSE_FINALIZED.</text:p>
      <text:p text:style-name="P1"/>
      <text:p text:style-name="P1"><text:s text:c="2"/>---</text:p>
      <text:p text:style-name="P1"/>
      <text:p text:style-name="P1"><text:soft-page-break/><text:s text:c="2"/>Paso 2: Frontend (Dos Interfaces para Dos Roles)</text:p>
      <text:p text:style-name="P1"/>
      <text:p text:style-name="P1"><text:s text:c="3"/>1. Vista del Cajero (`CashAdmin.jsx` y `CloseCashSessionDialog.jsx`):</text:p>
      <text:p text:style-name="P1"><text:s text:c="7"/>* El diálogo de cierre que diseñamos antes sigue siendo perfecto para el cajero.</text:p>
      <text:p text:style-name="P1"><text:s text:c="7"/>* El botón de confirmación ya no dirá "Confirmar Cierre", sino algo como "Enviar para Revisión".</text:p>
      <text:p text:style-name="P1"><text:s text:c="7"/>* Una vez que el cajero envía su cierre, la tarjeta de esa sesión en CashAdmin.jsx cambiará de color (ej. a</text:p>
      <text:p text:style-name="P1"><text:s text:c="9"/>amarillo) y mostrará el nuevo estado: "Pendiente de Cierre". El botón de "Cerrar Caja" desaparecerá para esa</text:p>
      <text:p text:style-name="P1"><text:s text:c="9"/>sesión.</text:p>
      <text:p text:style-name="P1"/>
      <text:p text:style-name="P1"><text:s text:c="3"/>2. Vista del Administrador (`CashAdmin.jsx`):</text:p>
      <text:p text:style-name="P1"><text:s text:c="7"/>* El administrador verá las sesiones "Pendiente de Cierre" claramente diferenciadas.</text:p>
      <text:p text:style-name="P1"><text:s text:c="7"/>* Para estas sesiones, en lugar de "Cerrar Caja", habrá un nuevo botón: "Revisar y Cerrar".</text:p>
      <text:p text:style-name="P1"><text:s text:c="7"/>* Este botón abrirá un nuevo diálogo: FinalizeClosureDialog.jsx.</text:p>
      <text:p text:style-name="P1"/>
      <text:p text:style-name="P1"><text:s text:c="3"/>3. Nuevo Componente: `FinalizeClosureDialog.jsx` (El Diálogo del Admin):</text:p>
      <text:p text:style-name="P1"><text:s text:c="7"/>* Este diálogo mostrará toda la información que envió el cajero:</text:p>
      <text:p text:style-name="P1"><text:s text:c="11"/>* Monto declarado por el cajero.</text:p>
      <text:p text:style-name="P1"><text:s text:c="11"/>* Desglose de ventas.</text:p>
      <text:p text:style-name="P1"><text:s text:c="11"/>* Diferencia preliminar que calculó el sistema para el cajero.</text:p>
      <text:p text:style-name="P1"><text:s text:c="11"/>* Las notas que dejó el cajero.</text:p>
      <text:p text:style-name="P1"><text:s text:c="7"/>* Tendrá un campo para que el administrador ingrese el "Monto Verificado por Administrador".</text:p>
      <text:p text:style-name="P1"><text:s text:c="7"/>* Calculará y mostrará en tiempo real la "Diferencia Final".</text:p>
      <text:p text:style-name="P1"><text:s text:c="7"/>* Tendrá un botón para "Confirmar y Cerrar Definitivamente", que llamará al endpoint finalize-close.</text:p>
      <text:p text:style-name="P1"/>
      <text:p text:style-name="P1"><text:s text:c="2"/>---</text:p>
      <text:p text:style-name="P1"/>
      <text:p text:style-name="P1"><text:s text:c="2"/>Paso 3: Auditoría (Traza Completa)</text:p>
      <text:p text:style-name="P1"/>
      <text:p text:style-name="P1"><text:s text:c="2"/>Ahora tendremos un rastro perfecto de todo el proceso:</text:p>
      <text:p text:style-name="P1"/>
      <text:p text:style-name="P1"><text:s text:c="3"/>1. `CASH_SESSION_CLOSE_INITIATED`: Se dispara cuando el cajero envía su conteo. Guarda quién, cuándo y con qué</text:p>
      <text:p text:style-name="P1"><text:s text:c="6"/>diferencia preliminar.</text:p>
      <text:p text:style-name="P1"><text:s text:c="3"/>2. `CASH_SESSION_CLOSE_FINALIZED`: Se dispara cuando el admin confirma. Guarda quién verificó, cuándo, con qué monto y</text:p>
      <text:p text:style-name="P1"><text:s text:c="6"/>cuál fue la diferencia fin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08:10:32.554244880</meta:creation-date>
    <dc:date>2025-07-31T08:50:38.072314491</dc:date>
    <meta:editing-duration>PT40M7S</meta:editing-duration>
    <meta:editing-cycles>2</meta:editing-cycles>
    <meta:generator>LibreOffice/25.2.5.2$Linux_X86_64 LibreOffice_project/03d19516eb2e1dd5d4ccd751a0d6f35f35e08022</meta:generator>
    <meta:document-statistic meta:table-count="0" meta:image-count="0" meta:object-count="0" meta:page-count="3" meta:paragraph-count="104" meta:word-count="923" meta:character-count="6901" meta:non-whitespace-character-count="5409"/>
  </office:meta>
</office:document-meta>
</file>